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17cm" table:align="margins"/>
    </style:style>
    <style:style style:name="BigArcanaNames.A" style:family="table-column">
      <style:table-column-properties style:column-width="4.249cm" style:rel-column-width="16383*"/>
    </style:style>
    <style:style style:name="BigArcanaNames.D" style:family="table-column">
      <style:table-column-properties style:column-width="4.251cm" style:rel-column-width="16386*"/>
    </style:style>
    <style:style style:name="BigArcanaNames.A1" style:family="table-cell" style:data-style-name="N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BigArcanaNames.D1" style:family="table-cell" style:data-style-name="N100">
      <style:table-cell-properties fo:background-color="transparent" fo:padding="0.097cm" fo:border="0.002cm solid #000000">
        <style:background-image/>
      </style:table-cell-properties>
    </style:style>
    <style:style style:name="BigArcanaNames.A2" style:family="table-cell" style:data-style-name="N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igArcanaNames.C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SmallArcana" style:family="table">
      <style:table-properties style:width="17cm" table:align="margins"/>
    </style:style>
    <style:style style:name="SmallArcana.A" style:family="table-column">
      <style:table-column-properties style:column-width="3.401cm" style:rel-column-width="13107*"/>
    </style:style>
    <style:style style:name="SmallArcana.1" style:family="table-row">
      <style:table-row-properties style:min-row-height="0.476cm"/>
    </style:style>
    <style:style style:name="SmallArca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mallArcana.E1" style:family="table-cell">
      <style:table-cell-properties fo:padding="0.097cm" fo:border="0.002cm solid #000000"/>
    </style:style>
    <style:style style:name="SmallArca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mallArcana.B2" style:family="table-cell">
      <style:table-cell-properties fo:padding="0.097cm" fo:border-left="0.002cm solid #000000" fo:border-right="none" fo:border-top="none" fo:border-bottom="0.002cm solid #000000"/>
    </style:style>
    <style:style style:name="SmallArcana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1" style:family="table">
      <style:table-properties style:width="25.7cm" table:align="margins"/>
    </style:style>
    <style:style style:name="Court1.A" style:family="table-column">
      <style:table-column-properties style:column-width="5.14cm" style:rel-column-width="13107*"/>
    </style:style>
    <style:style style:name="Court1.1" style:family="table-row">
      <style:table-row-properties style:min-row-height="1.011cm"/>
    </style:style>
    <style:style style:name="Cour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urt1.E1" style:family="table-cell">
      <style:table-cell-properties fo:padding="0.097cm" fo:border="0.002cm solid #000000"/>
    </style:style>
    <style:style style:name="Court1.A2" style:family="table-cell">
      <style:table-cell-properties fo:padding="0.097cm" fo:border-left="0.002cm solid #000000" fo:border-right="none" fo:border-top="none" fo:border-bottom="0.002cm solid #000000"/>
    </style:style>
    <style:style style:name="Cour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2" style:family="table">
      <style:table-properties style:width="25.7cm" table:align="margins"/>
    </style:style>
    <style:style style:name="Court2.A" style:family="table-column">
      <style:table-column-properties style:column-width="5.14cm" style:rel-column-width="13107*"/>
    </style:style>
    <style:style style:name="Court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urt2.E1" style:family="table-cell">
      <style:table-cell-properties fo:background-color="transparent" fo:padding="0.097cm" fo:border="0.002cm solid #000000">
        <style:background-image/>
      </style:table-cell-properties>
    </style:style>
    <style:style style:name="Court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urt2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Lines" style:family="table">
      <style:table-properties style:width="25.7cm" table:align="margins"/>
    </style:style>
    <style:style style:name="IGingLines.A" style:family="table-column">
      <style:table-column-properties style:column-width="4.283cm" style:rel-column-width="10922*"/>
    </style:style>
    <style:style style:name="IGingLines.F" style:family="table-column">
      <style:table-column-properties style:column-width="4.284cm" style:rel-column-width="10925*"/>
    </style:style>
    <style:style style:name="IGingLi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Lines.F1" style:family="table-cell">
      <style:table-cell-properties fo:padding="0.097cm" fo:border="0.002cm solid #000000"/>
    </style:style>
    <style:style style:name="IGingLine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Lines.B2" style:family="table-cell">
      <style:table-cell-properties fo:padding="0.097cm" fo:border-left="0.002cm solid #000000" fo:border-right="none" fo:border-top="none" fo:border-bottom="0.002cm solid #000000"/>
    </style:style>
    <style:style style:name="IGingLine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IGingTri" style:family="table">
      <style:table-properties style:width="25.7cm" table:align="margins"/>
    </style:style>
    <style:style style:name="IGingTri.A" style:family="table-column">
      <style:table-column-properties style:column-width="5.14cm" style:rel-column-width="13107*"/>
    </style:style>
    <style:style style:name="IGingTr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Tri.E1" style:family="table-cell">
      <style:table-cell-properties fo:padding="0.097cm" fo:border="0.002cm solid #000000"/>
    </style:style>
    <style:style style:name="IGingTri.A2" style:family="table-cell">
      <style:table-cell-properties fo:padding="0.097cm" fo:border-left="0.002cm solid #000000" fo:border-right="none" fo:border-top="none" fo:border-bottom="0.002cm solid #000000"/>
    </style:style>
    <style:style style:name="IGingTr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IGMap2" style:family="table">
      <style:table-properties style:width="10.977cm" table:align="left"/>
    </style:style>
    <style:style style:name="IGMap2.A" style:family="table-column">
      <style:table-column-properties style:column-width="0.407cm"/>
    </style:style>
    <style:style style:name="IGMap2.B" style:family="table-column">
      <style:table-column-properties style:column-width="1.593cm"/>
    </style:style>
    <style:style style:name="IGMap2.C" style:family="table-column">
      <style:table-column-properties style:column-width="1.201cm"/>
    </style:style>
    <style:style style:name="IGMap2.E" style:family="table-column">
      <style:table-column-properties style:column-width="1.416cm"/>
    </style:style>
    <style:style style:name="IGMap2.F" style:family="table-column">
      <style:table-column-properties style:column-width="1.378cm"/>
    </style:style>
    <style:style style:name="IGMap2.G" style:family="table-column">
      <style:table-column-properties style:column-width="1.289cm"/>
    </style:style>
    <style:style style:name="IGMap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B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I1" style:family="table-cell" style:data-style-name="N0">
      <style:table-cell-properties fo:background-color="transparent" fo:padding="0.097cm" fo:border="0.002cm solid #000000">
        <style:background-image/>
      </style:table-cell-properties>
    </style:style>
    <style:style style:name="IGMap2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1" style:family="table-row">
      <style:table-row-properties style:min-row-height="0.47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none" fo:border-top="none" fo:border-bottom="0.002cm solid #000000"/>
    </style:style>
    <style:style style:name="Tabel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IGingMain" style:family="table">
      <style:table-properties style:width="17cm" table:align="margins"/>
    </style:style>
    <style:style style:name="IGingMain.A" style:family="table-column">
      <style:table-column-properties style:column-width="3.401cm" style:rel-column-width="13107*"/>
    </style:style>
    <style:style style:name="IGingMai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Main.E1" style:family="table-cell">
      <style:table-cell-properties fo:padding="0.097cm" fo:border="0.002cm solid #000000"/>
    </style:style>
    <style:style style:name="IGingMai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Main.B2" style:family="table-cell">
      <style:table-cell-properties fo:padding="0.097cm" fo:border-left="0.002cm solid #000000" fo:border-right="none" fo:border-top="none" fo:border-bottom="0.002cm solid #000000"/>
    </style:style>
    <style:style style:name="IGingMain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Heading_20_1" style:master-page-name="Landscape">
      <style:paragraph-properties style:page-number="auto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master-page-name="Landscape">
      <style:paragraph-properties style:page-number="auto"/>
    </style:style>
    <style:style style:name="T1" style:family="text">
      <style:text-properties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">Names of cards<text:tab/>2</text:p>
          <text:p text:style-name="P7">Big Arcana (Trumps)<text:tab/>2</text:p>
          <text:p text:style-name="P9">Court Cards<text:tab/>5</text:p>
          <text:p text:style-name="P7">1st Impression<text:tab/>5</text:p>
          <text:p text:style-name="P7">2ndImpression<text:tab/>6</text:p>
          <text:p text:style-name="P7">1st Letter<text:tab/>8</text:p>
          <text:p text:style-name="P9">Link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Names of cards</text:h>
      <text:h text:style-name="Heading_20_2" text:outline-level="2">Big Arcana (Trumps)</text:h>
      <table:table table:name="BigArcanaNames" table:style-name="BigArcanaNames">
        <table:table-column table:style-name="BigArcanaNames.A" table:number-columns-repeated="3"/>
        <table:table-column table:style-name="BigArcanaNames.D"/>
        <table:table-header-rows>
          <table:table-row>
            <table:table-cell table:style-name="BigArcanaNames.A1">
              <text:p text:style-name="Table_20_Heading"/>
            </table:table-cell>
            <table:table-cell table:style-name="BigArcanaNames.A1" office:value-type="float" office:value="0">
              <text:p text:style-name="Table_20_Heading">Eng Name</text:p>
            </table:table-cell>
            <table:table-cell table:style-name="BigArcanaNames.A1" office:value-type="float" office:value="0">
              <text:p text:style-name="Table_20_Heading">RWS</text:p>
            </table:table-cell>
            <table:table-cell table:style-name="BigArcanaNames.D1" office:value-type="float" office:value="0">
              <text:p text:style-name="Table_20_Heading">I Ging</text:p>
            </table:table-cell>
          </table:table-row>
        </table:table-header-rows>
        <table:table-row>
          <table:table-cell table:style-name="BigArcanaNames.A2" office:value-type="float" office:value="0">
            <text:p text:style-name="Table_20_Contents">1</text:p>
          </table:table-cell>
          <table:table-cell table:style-name="BigArcanaNames.B2" office:value-type="string">
            <text:p text:style-name="Table_20_Contents">The Juggler The Magus</text:p>
          </table:table-cell>
          <table:table-cell table:style-name="BigArcanaNames.B2" office:value-type="string">
            <text:p text:style-name="Table_20_Contents">RWS:The Magican</text:p>
          </table:table-cell>
          <table:table-cell table:style-name="BigArcanaNames.D2" office:value-type="float" office:value="1">
            <text:p text:style-name="Table_20_Contents">1</text:p>
          </table:table-cell>
        </table:table-row>
        <table:table-row>
          <table:table-cell table:style-name="BigArcanaNames.A2" office:value-type="float" office:value="0">
            <text:p text:style-name="Table_20_Contents">2</text:p>
          </table:table-cell>
          <table:table-cell table:style-name="BigArcanaNames.B2" office:value-type="string">
            <text:p text:style-name="Table_20_Contents">The Priest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">
            <text:p text:style-name="Table_20_Contents">2</text:p>
          </table:table-cell>
        </table:table-row>
        <table:table-row>
          <table:table-cell table:style-name="BigArcanaNames.A2" office:value-type="float" office:value="0">
            <text:p text:style-name="Table_20_Contents">3</text:p>
          </table:table-cell>
          <table:table-cell table:style-name="BigArcanaNames.B2" office:value-type="string">
            <text:p text:style-name="Table_20_Contents">The Empr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8">
            <text:p text:style-name="Table_20_Contents">48</text:p>
          </table:table-cell>
        </table:table-row>
        <table:table-row>
          <table:table-cell table:style-name="BigArcanaNames.A2" office:value-type="float" office:value="0">
            <text:p text:style-name="Table_20_Contents">4</text:p>
          </table:table-cell>
          <table:table-cell table:style-name="BigArcanaNames.B2" office:value-type="string">
            <text:p text:style-name="Table_20_Contents">The Empero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7">
            <text:p text:style-name="Table_20_Contents">7</text:p>
          </table:table-cell>
        </table:table-row>
        <table:table-row>
          <table:table-cell table:style-name="BigArcanaNames.A2" office:value-type="float" office:value="0">
            <text:p text:style-name="Table_20_Contents">5</text:p>
          </table:table-cell>
          <table:table-cell table:style-name="BigArcanaNames.B2" office:value-type="string">
            <text:p text:style-name="Table_20_Contents">The Hierophan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5">
            <text:p text:style-name="Table_20_Contents">45</text:p>
          </table:table-cell>
        </table:table-row>
        <table:table-row>
          <table:table-cell table:style-name="BigArcanaNames.A2" office:value-type="float" office:value="0">
            <text:p text:style-name="Table_20_Contents">6</text:p>
          </table:table-cell>
          <table:table-cell table:style-name="BigArcanaNames.B2" office:value-type="string">
            <text:p text:style-name="Table_20_Contents">The Lovers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31">
            <text:p text:style-name="Table_20_Contents">31</text:p>
          </table:table-cell>
        </table:table-row>
        <table:table-row>
          <table:table-cell table:style-name="BigArcanaNames.A2" office:value-type="float" office:value="0">
            <text:p text:style-name="Table_20_Contents">7</text:p>
          </table:table-cell>
          <table:table-cell table:style-name="BigArcanaNames.B2" office:value-type="string">
            <text:p text:style-name="Table_20_Contents">The Chario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4">
            <text:p text:style-name="Table_20_Contents">4</text:p>
          </table:table-cell>
        </table:table-row>
        <table:table-row>
          <table:table-cell table:style-name="BigArcanaNames.A2" office:value-type="float" office:value="0">
            <text:p text:style-name="Table_20_Contents">8</text:p>
          </table:table-cell>
          <table:table-cell table:style-name="BigArcanaNames.B2" office:value-type="string">
            <text:p text:style-name="Table_20_Contents">Adjustment</text:p>
          </table:table-cell>
          <table:table-cell table:style-name="BigArcanaNames.B2" office:value-type="string">
            <text:p text:style-name="Table_20_Contents">RWS:11:</text:p>
          </table:table-cell>
          <table:table-cell table:style-name="BigArcanaNames.D2" office:value-type="float" office:value="21">
            <text:p text:style-name="Table_20_Contents">21</text:p>
          </table:table-cell>
        </table:table-row>
        <table:table-row>
          <table:table-cell table:style-name="BigArcanaNames.A2" office:value-type="float" office:value="0">
            <text:p text:style-name="Table_20_Contents">9</text:p>
          </table:table-cell>
          <table:table-cell table:style-name="BigArcanaNames.B2" office:value-type="string">
            <text:p text:style-name="Table_20_Contents">The Hermit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2">
            <text:p text:style-name="Table_20_Contents">52</text:p>
          </table:table-cell>
        </table:table-row>
        <table:table-row>
          <table:table-cell table:style-name="BigArcanaNames.A2" office:value-type="float" office:value="0">
            <text:p text:style-name="Table_20_Contents">10</text:p>
          </table:table-cell>
          <table:table-cell table:style-name="BigArcanaNames.B2" office:value-type="string">
            <text:p text:style-name="Table_20_Contents">(Wheel of) Fortune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0">
            <text:p text:style-name="Table_20_Contents">50</text:p>
          </table:table-cell>
        </table:table-row>
        <table:table-row>
          <table:table-cell table:style-name="BigArcanaNames.A2" office:value-type="float" office:value="0">
            <text:p text:style-name="Table_20_Contents">11</text:p>
          </table:table-cell>
          <table:table-cell table:style-name="BigArcanaNames.B2" office:value-type="string">
            <text:p text:style-name="Table_20_Contents">Lust</text:p>
          </table:table-cell>
          <table:table-cell table:style-name="BigArcanaNames.B2" office:value-type="string">
            <text:p text:style-name="Table_20_Contents">RWS:8:Strength</text:p>
          </table:table-cell>
          <table:table-cell table:style-name="BigArcanaNames.D2" office:value-type="float" office:value="26">
            <text:p text:style-name="Table_20_Contents">26</text:p>
          </table:table-cell>
        </table:table-row>
        <table:table-row>
          <table:table-cell table:style-name="BigArcanaNames.A2" office:value-type="float" office:value="0">
            <text:p text:style-name="Table_20_Contents">12</text:p>
          </table:table-cell>
          <table:table-cell table:style-name="BigArcanaNames.B2" office:value-type="string">
            <text:p text:style-name="Table_20_Contents">The Hanged Man</text:p>
          </table:table-cell>
          <table:table-cell table:style-name="BigArcanaNames.B2" office:value-type="string">
            <text:p text:style-name="Table_20_Contents">The hanging man</text:p>
          </table:table-cell>
          <table:table-cell table:style-name="BigArcanaNames.D2" office:value-type="float" office:value="12">
            <text:p text:style-name="Table_20_Contents">12</text:p>
          </table:table-cell>
        </table:table-row>
        <table:table-row>
          <table:table-cell table:style-name="BigArcanaNames.A2" office:value-type="float" office:value="0">
            <text:p text:style-name="Table_20_Contents">13</text:p>
          </table:table-cell>
          <table:table-cell table:style-name="BigArcanaNames.B2" office:value-type="string">
            <text:p text:style-name="Table_20_Contents">Death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9">
            <text:p text:style-name="Table_20_Contents">59</text:p>
          </table:table-cell>
        </table:table-row>
        <table:table-row>
          <table:table-cell table:style-name="BigArcanaNames.A2" office:value-type="float" office:value="0">
            <text:p text:style-name="Table_20_Contents">14</text:p>
          </table:table-cell>
          <table:table-cell table:style-name="BigArcanaNames.B2" office:value-type="string">
            <text:p text:style-name="Table_20_Contents">Art</text:p>
          </table:table-cell>
          <table:table-cell table:style-name="BigArcanaNames.B2" office:value-type="string">
            <text:p text:style-name="Table_20_Contents">RWS:Temperance</text:p>
          </table:table-cell>
          <table:table-cell table:style-name="BigArcanaNames.D2" office:value-type="float" office:value="15">
            <text:p text:style-name="Table_20_Contents">15</text:p>
          </table:table-cell>
        </table:table-row>
        <table:table-row>
          <table:table-cell table:style-name="BigArcanaNames.A2" office:value-type="float" office:value="0">
            <text:p text:style-name="Table_20_Contents">15</text:p>
          </table:table-cell>
          <table:table-cell table:style-name="BigArcanaNames.B2" office:value-type="string">
            <text:p text:style-name="Table_20_Contents">The Devil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36">
            <text:p text:style-name="Table_20_Contents">36</text:p>
          </table:table-cell>
        </table:table-row>
        <table:table-row>
          <table:table-cell table:style-name="BigArcanaNames.A2" office:value-type="float" office:value="0">
            <text:p text:style-name="Table_20_Contents">16</text:p>
          </table:table-cell>
          <table:table-cell table:style-name="BigArcanaNames.B2" office:value-type="string">
            <text:p text:style-name="Table_20_Contents">The Towe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51">
            <text:p text:style-name="Table_20_Contents">51</text:p>
          </table:table-cell>
        </table:table-row>
        <table:table-row>
          <table:table-cell table:style-name="BigArcanaNames.A2" office:value-type="float" office:value="0">
            <text:p text:style-name="Table_20_Contents">17</text:p>
          </table:table-cell>
          <table:table-cell table:style-name="BigArcanaNames.B2" office:value-type="string">
            <text:p text:style-name="Table_20_Contents">The Star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61">
            <text:p text:style-name="Table_20_Contents">61</text:p>
          </table:table-cell>
        </table:table-row>
        <table:table-row>
          <table:table-cell table:style-name="BigArcanaNames.A2" office:value-type="float" office:value="0">
            <text:p text:style-name="Table_20_Contents">18</text:p>
          </table:table-cell>
          <table:table-cell table:style-name="BigArcanaNames.B2" office:value-type="string">
            <text:p text:style-name="Table_20_Contents">The Moon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9">
            <text:p text:style-name="Table_20_Contents">29</text:p>
          </table:table-cell>
        </table:table-row>
        <table:table-row>
          <table:table-cell table:style-name="BigArcanaNames.A2" office:value-type="float" office:value="0">
            <text:p text:style-name="Table_20_Contents">19</text:p>
          </table:table-cell>
          <table:table-cell table:style-name="BigArcanaNames.B2" office:value-type="string">
            <text:p text:style-name="Table_20_Contents">The Sun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64">
            <text:p text:style-name="Table_20_Contents">64</text:p>
          </table:table-cell>
        </table:table-row>
        <table:table-row>
          <table:table-cell table:style-name="BigArcanaNames.A2" office:value-type="float" office:value="0">
            <text:p text:style-name="Table_20_Contents">20</text:p>
          </table:table-cell>
          <table:table-cell table:style-name="BigArcanaNames.B2" office:value-type="string">
            <text:p text:style-name="Table_20_Contents">The Aeon</text:p>
          </table:table-cell>
          <table:table-cell table:style-name="BigArcanaNames.B2" office:value-type="string">
            <text:p text:style-name="Table_20_Contents">RWS:Judgement</text:p>
          </table:table-cell>
          <table:table-cell table:style-name="BigArcanaNames.D2" office:value-type="float" office:value="24">
            <text:p text:style-name="Table_20_Contents">24</text:p>
          </table:table-cell>
        </table:table-row>
        <table:table-row>
          <table:table-cell table:style-name="BigArcanaNames.A2" office:value-type="float" office:value="0">
            <text:p text:style-name="Table_20_Contents">21</text:p>
          </table:table-cell>
          <table:table-cell table:style-name="BigArcanaNames.B2" office:value-type="string">
            <text:p text:style-name="Table_20_Contents">The Universe</text:p>
          </table:table-cell>
          <table:table-cell table:style-name="BigArcanaNames.B2" office:value-type="string">
            <text:p text:style-name="Table_20_Contents">RWS:The World</text:p>
          </table:table-cell>
          <table:table-cell table:style-name="BigArcanaNames.D2" office:value-type="float" office:value="63">
            <text:p text:style-name="Table_20_Contents">63</text:p>
          </table:table-cell>
        </table:table-row>
        <table:table-row>
          <table:table-cell table:style-name="BigArcanaNames.A2" office:value-type="float" office:value="0">
            <text:p text:style-name="Table_20_Contents">22 = 0</text:p>
          </table:table-cell>
          <table:table-cell table:style-name="BigArcanaNames.B2" office:value-type="string">
            <text:p text:style-name="Table_20_Contents">The Fool</text:p>
          </table:table-cell>
          <table:table-cell table:style-name="BigArcanaNames.C3">
            <text:p text:style-name="Table_20_Contents"/>
          </table:table-cell>
          <table:table-cell table:style-name="BigArcanaNames.D2" office:value-type="float" office:value="25">
            <text:p text:style-name="Table_20_Contents">25</text:p>
          </table:table-cell>
        </table:table-row>
        <table:table-row>
          <table:table-cell table:style-name="BigArcanaNames.A2">
            <text:p text:style-name="Table_20_Contents"/>
          </table:table-cell>
          <table:table-cell table:style-name="BigArcanaNames.B2" office:value-type="string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D2">
            <text:p text:style-name="Table_20_Contents"/>
          </table:table-cell>
        </table:table-row>
      </table:table>
      <text:p text:style-name="Standard"/>
      <text:p text:style-name="Standard"/>
      <text:p text:style-name="P10"/>
      <text:p text:style-name="Standard">Small Arcana english names</text:p>
      <table:table table:name="SmallArcana" table:style-name="SmallArcana">
        <table:table-column table:style-name="SmallArcana.A" table:number-columns-repeated="5"/>
        <table:table-header-rows>
          <table:table-row table:style-name="SmallArcana.1">
            <table:table-cell table:style-name="SmallArcana.A1" office:value-type="string">
              <text:p text:style-name="Table_20_Heading"/>
            </table:table-cell>
            <table:table-cell table:style-name="SmallArcana.A1" office:value-type="string">
              <text:p text:style-name="Table_20_Heading">S (Wands)</text:p>
            </table:table-cell>
            <table:table-cell table:style-name="SmallArcana.A1" office:value-type="string">
              <text:p text:style-name="Table_20_Heading">C (Cups)</text:p>
            </table:table-cell>
            <table:table-cell table:style-name="SmallArcana.A1" office:value-type="string">
              <text:p text:style-name="Table_20_Heading">Sw (Swords)</text:p>
            </table:table-cell>
            <table:table-cell table:style-name="SmallArcana.E1" office:value-type="string">
              <text:p text:style-name="Table_20_Heading">Co(Pentacles) Disk</text:p>
            </table:table-cell>
          </table:table-row>
        </table:table-header-rows>
        <table:table-row>
          <table:table-cell table:style-name="SmallArcana.A2" office:value-type="float" office:value="1">
            <text:p text:style-name="Table_20_Contents">1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2">
            <text:p text:style-name="Table_20_Contents">2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3">
            <text:p text:style-name="Table_20_Contents">3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4">
            <text:p text:style-name="Table_20_Contents">4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5">
            <text:p text:style-name="Table_20_Contents">5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6">
            <text:p text:style-name="Table_20_Contents">6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7">
            <text:p text:style-name="Table_20_Contents">7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8">
            <text:p text:style-name="Table_20_Contents">8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9">
            <text:p text:style-name="Table_20_Contents">9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  <table:table-row>
          <table:table-cell table:style-name="SmallArcana.A2" office:value-type="float" office:value="10">
            <text:p text:style-name="Table_20_Contents">10</text:p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B2" office:value-type="string">
            <text:p text:style-name="Table_20_Contents"/>
          </table:table-cell>
          <table:table-cell table:style-name="SmallArcana.E2" office:value-type="string">
            <text:p text:style-name="Table_20_Contents"/>
          </table:table-cell>
        </table:table-row>
      </table:table>
      <text:p text:style-name="Standard"/>
      <text:p text:style-name="Standard">Tarot 2 I Ching</text:p>
      <text:p text:style-name="Standard"/>
      <table:table table:name="Tabelle2" table:style-name="Tabelle2">
        <table:table-column table:style-name="Tabelle2.A" table:number-columns-repeated="5"/>
        <table:table-header-rows>
          <table:table-row table:style-name="Tabelle2.1">
            <table:table-cell table:style-name="Tabelle2.A1" office:value-type="string">
              <text:p text:style-name="Table_20_Heading"/>
            </table:table-cell>
            <table:table-cell table:style-name="Tabelle2.A1" office:value-type="string">
              <text:p text:style-name="Table_20_Heading">S (Wands)</text:p>
            </table:table-cell>
            <table:table-cell table:style-name="Tabelle2.A1" office:value-type="string">
              <text:p text:style-name="Table_20_Heading">C (Cups)</text:p>
            </table:table-cell>
            <table:table-cell table:style-name="Tabelle2.A1" office:value-type="string">
              <text:p text:style-name="Table_20_Heading">Sw (Swords)</text:p>
            </table:table-cell>
            <table:table-cell table:style-name="Tabelle2.E1" office:value-type="string">
              <text:p text:style-name="Table_20_Heading">Co(Pentacles)</text:p>
            </table:table-cell>
          </table:table-row>
        </table:table-header-rows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3">
            <text:p text:style-name="Table_20_Contents">4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A2" office:value-type="float" office:value="11">
            <text:p text:style-name="Table_20_Contents">11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A2" office:value-type="float" office:value="50">
            <text:p text:style-name="Table_20_Contents">50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float" office:value="5">
            <text:p text:style-name="Table_20_Contents">5</text:p>
          </table:table-cell>
          <table:table-cell table:style-name="Tabelle2.A2" office:value-type="float" office:value="6">
            <text:p text:style-name="Table_20_Contents">6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30.55">
            <text:p text:style-name="Table_20_Contents">30,55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float" office:value="7">
            <text:p text:style-name="Table_20_Contents">7</text:p>
          </table:table-cell>
          <table:table-cell table:style-name="Tabelle2.A2" office:value-type="float" office:value="33">
            <text:p text:style-name="Table_20_Contents">33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float" office:value="8">
            <text:p text:style-name="Table_20_Contents">8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float" office:value="9">
            <text:p text:style-name="Table_20_Contents">9</text:p>
          </table:table-cell>
          <table:table-cell table:style-name="Tabelle2.A2" office:value-type="float" office:value="61">
            <text:p text:style-name="Table_20_Contents">61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28">
            <text:p text:style-name="Table_20_Contents">28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D2" office:value-type="string">
            <text:p text:style-name="Table_20_Contents">Princess</text:p>
          </table:table-cell>
          <table:table-cell table:style-name="Tabelle2.A2" office:value-type="float" office:value="16">
            <text:p text:style-name="Table_20_Contents">16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D2" office:value-type="string">
            <text:p text:style-name="Table_20_Contents">Prince</text:p>
          </table:table-cell>
          <table:table-cell table:style-name="Tabelle2.A2" office:value-type="float" office:value="10">
            <text:p text:style-name="Table_20_Contents">10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D2" office:value-type="string">
            <text:p text:style-name="Table_20_Contents">Queen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D2" office:value-type="string">
            <text:p text:style-name="Table_20_Contents">Knight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D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</table:table>
      <text:p text:style-name="Standard">I Ging</text:p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>S (Wands)</text:p>
            </table:table-cell>
            <table:table-cell table:style-name="Tabelle1.A1" office:value-type="string">
              <text:p text:style-name="Table_20_Heading">C</text:p>
            </table:table-cell>
            <table:table-cell table:style-name="Tabelle1.A1" office:value-type="string">
              <text:p text:style-name="Table_20_Heading">Sw</text:p>
            </table:table-cell>
            <table:table-cell table:style-name="Tabelle1.E1" office:value-type="string">
              <text:p text:style-name="Table_20_Heading">Co(Pentacles)</text:p>
            </table:table-cell>
          </table:table-row>
        </table:table-header-rows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6">
            <text:p text:style-name="Table_20_Contents">6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7">
            <text:p text:style-name="Table_20_Contents">7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float" office:value="8">
            <text:p text:style-name="Table_20_Contents">8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9">
            <text:p text:style-name="Table_20_Contents">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float" office:value="10">
            <text:p text:style-name="Table_20_Contents">1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5" text:outline-level="1">Court Cards</text:h>
      <text:h text:style-name="Heading_20_2" text:outline-level="2">1<text:span text:style-name="T1">st</text:span> Impression</text:h>
      <table:table table:name="Court1" table:style-name="Court1">
        <table:table-column table:style-name="Court1.A" table:number-columns-repeated="5"/>
        <table:table-header-rows>
          <table:table-row table:style-name="Court1.1">
            <table:table-cell table:style-name="Court1.A1" office:value-type="string">
              <text:p text:style-name="P4">Background</text:p>
              <text:p text:style-name="Table_20_Heading">Foreground</text:p>
            </table:table-cell>
            <table:table-cell table:style-name="Court1.A1" office:value-type="string">
              <text:p text:style-name="Table_20_Heading">Prinzessin</text:p>
              <text:p text:style-name="Table_20_Heading">Erde Scheiben</text:p>
            </table:table-cell>
            <table:table-cell table:style-name="Court1.A1" office:value-type="string">
              <text:p text:style-name="Table_20_Heading">Prinz</text:p>
              <text:p text:style-name="Table_20_Heading">Schwert Luft </text:p>
            </table:table-cell>
            <table:table-cell table:style-name="Court1.A1" office:value-type="string">
              <text:p text:style-name="Table_20_Heading">Königin</text:p>
              <text:p text:style-name="Table_20_Heading">Kelche Wasser</text:p>
            </table:table-cell>
            <table:table-cell table:style-name="Court1.E1" office:value-type="string">
              <text:p text:style-name="Table_20_Heading">Ritter</text:p>
              <text:p text:style-name="Table_20_Heading">Stäbe Feuer</text:p>
            </table:table-cell>
          </table:table-row>
        </table:table-header-rows>
        <table:table-row table:style-name="Court1.1">
          <table:table-cell table:style-name="Court1.A2" office:value-type="string">
            <text:p text:style-name="P2">Stäbe</text:p>
            <text:p text:style-name="P2">Frühling</text:p>
          </table:table-cell>
          <table:table-cell table:style-name="Court1.A2" office:value-type="string">
            <text:p text:style-name="P2">Begeisterung</text:p>
          </table:table-cell>
          <table:table-cell table:style-name="Court1.A2" office:value-type="string">
            <text:p text:style-name="P2">Erlebnisfülle</text:p>
          </table:table-cell>
          <table:table-cell table:style-name="Court1.A2" office:value-type="string">
            <text:p text:style-name="P2">Unabhängigkeit</text:p>
            <text:p text:style-name="P2">Willenskraft</text:p>
          </table:table-cell>
          <table:table-cell table:style-name="Court1.E2" office:value-type="string">
            <text:p text:style-name="P2">Willensstärke</text:p>
          </table:table-cell>
        </table:table-row>
        <table:table-row table:style-name="Court1.1">
          <table:table-cell table:style-name="Court1.A2" office:value-type="string">
            <text:p text:style-name="P2">Kelche</text:p>
            <text:p text:style-name="P2">Sommer</text:p>
          </table:table-cell>
          <table:table-cell table:style-name="Court1.A2" office:value-type="string">
            <text:p text:style-name="P2">Fantasie</text:p>
          </table:table-cell>
          <table:table-cell table:style-name="Court1.A2" office:value-type="string">
            <text:p text:style-name="P2">Mitgefühl</text:p>
            <text:p text:style-name="P2">Helfer</text:p>
          </table:table-cell>
          <table:table-cell table:style-name="Court1.A2" office:value-type="string">
            <text:p text:style-name="P2">Einfühlungsvermögen</text:p>
          </table:table-cell>
          <table:table-cell table:style-name="Court1.E2" office:value-type="string">
            <text:p text:style-name="P2">Fürsorglichkeit</text:p>
          </table:table-cell>
        </table:table-row>
        <table:table-row table:style-name="Court1.1">
          <table:table-cell table:style-name="Court1.A2" office:value-type="string">
            <text:p text:style-name="P2">Schwerter</text:p>
            <text:p text:style-name="P2">Winter</text:p>
          </table:table-cell>
          <table:table-cell table:style-name="Court1.A2" office:value-type="string">
            <text:p text:style-name="P2">Einsicht</text:p>
            <text:p text:style-name="P2">Objektivität</text:p>
          </table:table-cell>
          <table:table-cell table:style-name="Court1.A2" office:value-type="string">
            <text:p text:style-name="P2">Überwinden v Hindernissen</text:p>
            <text:p text:style-name="P2">Erfinder -Kurzsichtig</text:p>
          </table:table-cell>
          <table:table-cell table:style-name="Court1.A2" office:value-type="string">
            <text:p text:style-name="P2">Einfallsreichtum</text:p>
          </table:table-cell>
          <table:table-cell table:style-name="Court1.E2" office:value-type="string">
            <text:p text:style-name="P2">Methodik</text:p>
            <text:p text:style-name="P2">Urteilskraft</text:p>
          </table:table-cell>
        </table:table-row>
        <table:table-row table:style-name="Court1.1">
          <table:table-cell table:style-name="Court1.A2" office:value-type="string">
            <text:p text:style-name="P2">Scheiben</text:p>
            <text:p text:style-name="P2">Herbst</text:p>
          </table:table-cell>
          <table:table-cell table:style-name="Court1.A2" office:value-type="string">
            <text:p text:style-name="P2">Sinnlichkeit</text:p>
            <text:p text:style-name="P2">Geborgenheit</text:p>
          </table:table-cell>
          <table:table-cell table:style-name="Court1.A2" office:value-type="string">
            <text:p text:style-name="P2">Zuverlässigkeit</text:p>
            <text:p text:style-name="P2">Fleiß</text:p>
          </table:table-cell>
          <table:table-cell table:style-name="Court1.A2" office:value-type="string">
            <text:p text:style-name="Table_20_Contents">Beständigkeit Sicherheit</text:p>
            <text:p text:style-name="Table_20_Contents">Stabilität</text:p>
          </table:table-cell>
          <table:table-cell table:style-name="Court1.E2" office:value-type="string">
            <text:p text:style-name="Table_20_Contents">Materielle Sicherheit</text:p>
          </table:table-cell>
        </table:table-row>
      </table:table>
      <text:h text:style-name="Heading_20_2" text:outline-level="2"/>
      <text:h text:style-name="P8" text:outline-level="2">2ndImpression</text:h>
      <table:table table:name="Court2" table:style-name="Court2">
        <table:table-column table:style-name="Court2.A" table:number-columns-repeated="5"/>
        <table:table-header-rows>
          <table:table-row>
            <table:table-cell table:style-name="Court2.A1" office:value-type="string">
              <text:p text:style-name="P3"/>
            </table:table-cell>
            <table:table-cell table:style-name="Court2.A1" office:value-type="string">
              <text:p text:style-name="P3">Princess</text:p>
            </table:table-cell>
            <table:table-cell table:style-name="Court2.A1" office:value-type="string">
              <text:p text:style-name="P3">Prince</text:p>
            </table:table-cell>
            <table:table-cell table:style-name="Court2.A1" office:value-type="string">
              <text:p text:style-name="P3">Queen</text:p>
            </table:table-cell>
            <table:table-cell table:style-name="Court2.E1" office:value-type="string">
              <text:p text:style-name="P3">Knight</text:p>
            </table:table-cell>
          </table:table-row>
        </table:table-header-rows>
        <table:table-row>
          <table:table-cell table:style-name="Court2.A2" office:value-type="string">
            <text:p text:style-name="Table_20_Contents">1</text:p>
            <text:p text:style-name="Table_20_Contents">1</text:p>
            <text:p text:style-name="Table_20_Contents">1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3</text:p>
            <text:p text:style-name="Table_20_Contents">3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4</text:p>
            <text:p text:style-name="Table_20_Contents">4</text:p>
            <text:p text:style-name="Table_20_Contents">4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1">I Ging Lines</text:p>
      <table:table table:name="IGingLines" table:style-name="IGingLines">
        <table:table-column table:style-name="IGingLines.A" table:number-columns-repeated="5"/>
        <table:table-column table:style-name="IGingLines.F"/>
        <table:table-header-rows>
          <table:table-row>
            <table:table-cell table:style-name="IGingLines.A1" office:value-type="string">
              <text:p text:style-name="Table_20_Heading">Line</text:p>
            </table:table-cell>
            <table:table-cell table:style-name="IGingLines.A1" office:value-type="string">
              <text:p text:style-name="Table_20_Heading">Meaning</text:p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F1" office:value-type="string">
              <text:p text:style-name="Table_20_Heading"/>
            </table:table-cell>
          </table:table-row>
        </table:table-header-rows>
        <table:table-row>
          <table:table-cell table:style-name="IGingLines.A2" office:value-type="float" office:value="6">
            <text:p text:style-name="Table_20_Contents">6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5">
            <text:p text:style-name="Table_20_Contents">5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4">
            <text:p text:style-name="Table_20_Contents">4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3">
            <text:p text:style-name="Table_20_Contents">3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2">
            <text:p text:style-name="Table_20_Contents">2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1">
            <text:p text:style-name="Table_20_Contents">1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</table:table>
      <text:p text:style-name="Standard"/>
      <text:p text:style-name="Standard">I Ging Trigramms</text:p>
      <table:table table:name="IGingTri" table:style-name="IGingTri">
        <table:table-column table:style-name="IGingTri.A" table:number-columns-repeated="5"/>
        <table:table-header-rows>
          <table:table-row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E1" office:value-type="string">
              <text:p text:style-name="Table_20_Heading"/>
            </table:table-cell>
          </table:table-row>
        </table:table-header-rows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</table:table>
      <text:p text:style-name="Standard">*</text:p>
      <text:p text:style-name="Standard"/>
      <text:p text:style-name="Standard"/>
      <text:p text:style-name="P10">I Ging to Arkana</text:p>
      <table:table table:name="IGMap2" table:style-name="IGMap2">
        <table:table-column table:style-name="IGMap2.A"/>
        <table:table-column table:style-name="IGMap2.B"/>
        <table:table-column table:style-name="IGMap2.C" table:number-columns-repeated="2"/>
        <table:table-column table:style-name="IGMap2.E"/>
        <table:table-column table:style-name="IGMap2.F"/>
        <table:table-column table:style-name="IGMap2.G" table:number-columns-repeated="2"/>
        <table:table-column table:style-name="IGMap2.C"/>
        <table:table-header-rows>
          <table:table-row>
            <table:table-cell table:style-name="IGMap2.A1" office:value-type="string">
              <text:p text:style-name="Table_20_Heading"/>
            </table:table-cell>
            <table:table-cell table:style-name="IGMap2.B1" office:value-type="float" office:value="0">
              <text:p text:style-name="Table_20_Heading">0</text:p>
            </table:table-cell>
            <table:table-cell table:style-name="IGMap2.B1" office:value-type="float" office:value="8">
              <text:p text:style-name="Table_20_Heading">8</text:p>
            </table:table-cell>
            <table:table-cell table:style-name="IGMap2.B1" office:value-type="float" office:value="16">
              <text:p text:style-name="Table_20_Heading">16</text:p>
            </table:table-cell>
            <table:table-cell table:style-name="IGMap2.B1" office:value-type="float" office:value="24">
              <text:p text:style-name="Table_20_Heading">24</text:p>
            </table:table-cell>
            <table:table-cell table:style-name="IGMap2.B1" office:value-type="float" office:value="32">
              <text:p text:style-name="Table_20_Heading">32</text:p>
            </table:table-cell>
            <table:table-cell table:style-name="IGMap2.B1" office:value-type="float" office:value="40">
              <text:p text:style-name="Table_20_Heading">40</text:p>
            </table:table-cell>
            <table:table-cell table:style-name="IGMap2.B1" office:value-type="float" office:value="48">
              <text:p text:style-name="Table_20_Heading">48</text:p>
            </table:table-cell>
            <table:table-cell table:style-name="IGMap2.I1" office:value-type="float" office:value="56">
              <text:p text:style-name="Table_20_Heading">56</text:p>
            </table:table-cell>
          </table:table-row>
        </table:table-header-rows>
        <table:table-row>
          <table:table-cell table:style-name="IGMap2.A2" office:value-type="float" office:value="1">
            <text:p text:style-name="Table_20_Contents">1</text:p>
          </table:table-cell>
          <table:table-cell table:style-name="IGMap2.B2" office:value-type="string">
            <text:p text:style-name="Table_20_Contents">T1....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T0.........</text:p>
          </table:table-cell>
          <table:table-cell table:style-name="IGMap2.B2" office:value-type="string">
            <text:p text:style-name="Table_20_Contents">….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I2" office:value-type="string">
            <text:p text:style-name="Table_20_Contents">….......</text:p>
          </table:table-cell>
        </table:table-row>
        <table:table-row>
          <table:table-cell table:style-name="IGMap2.A2" office:value-type="float" office:value="2">
            <text:p text:style-name="Table_20_Contents">2</text:p>
          </table:table-cell>
          <table:table-cell table:style-name="IGMap2.B2" office:value-type="string">
            <text:p text:style-name="Table_20_Contents">T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0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3">
            <text:p text:style-name="Table_20_Contents">3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6</text:p>
          </table:table-cell>
          <table:table-cell table:style-name="IGMap2.I2" office:value-type="string">
            <text:p text:style-name="Table_20_Contents">T13</text:p>
          </table:table-cell>
        </table:table-row>
        <table:table-row>
          <table:table-cell table:style-name="IGMap2.A2" office:value-type="float" office:value="4">
            <text:p text:style-name="Table_20_Contents">4</text:p>
          </table:table-cell>
          <table:table-cell table:style-name="IGMap2.B2" office:value-type="string">
            <text:p text:style-name="Table_20_Contents">T7</text:p>
          </table:table-cell>
          <table:table-cell table:style-name="IGMap2.B2" office:value-type="string">
            <text:p text:style-name="Table_20_Contents">T1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9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5">
            <text:p text:style-name="Table_20_Contents">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4</text:p>
          </table:table-cell>
          <table:table-cell table:style-name="IGMap2.B2" office:value-type="string">
            <text:p text:style-name="Table_20_Contents">T8</text:p>
          </table:table-cell>
          <table:table-cell table:style-name="IGMap2.B2" office:value-type="string">
            <text:p text:style-name="Table_20_Contents">T1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5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7</text:p>
          </table:table-cell>
        </table:table-row>
        <table:table-row>
          <table:table-cell table:style-name="IGMap2.A2" office:value-type="float" office:value="6">
            <text:p text:style-name="Table_20_Contents">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7">
            <text:p text:style-name="Table_20_Contents">7</text:p>
          </table:table-cell>
          <table:table-cell table:style-name="IGMap2.B2" office:value-type="string">
            <text:p text:style-name="Table_20_Contents">T4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21</text:p>
          </table:table-cell>
        </table:table-row>
        <table:table-row>
          <table:table-cell table:style-name="IGMap2.A2" office:value-type="float" office:value="8">
            <text:p text:style-name="Table_20_Contents">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2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3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9</text:p>
          </table:table-cell>
        </table:table-row>
      </table:table>
      <text:h text:style-name="Heading_20_2" text:outline-level="2">1<text:span text:style-name="T1">st</text:span> Letter</text:h>
      <text:p text:style-name="Standard">U Cups</text:p>
      <text:p text:style-name="Standard">S Staff</text:p>
      <text:p text:style-name="Standard">W Swords</text:p>
      <text:p text:style-name="Standard">O Coins Disks</text:p>
      <text:p text:style-name="Standard">T Trump Trumps</text:p>
      <text:p text:style-name="Standard">E Princess</text:p>
      <text:p text:style-name="Standard">P Prince</text:p>
      <text:p text:style-name="Standard">Q Queen</text:p>
      <text:p text:style-name="Standard">K Knight</text:p>
      <text:p text:style-name="Standard">*</text:p>
      <text:p text:style-name="P10"/>
      <table:table table:name="IGingMain" table:style-name="IGingMain">
        <table:table-column table:style-name="IGingMain.A" table:number-columns-repeated="5"/>
        <table:table-header-rows>
          <table:table-row>
            <table:table-cell table:style-name="IGingMain.A1" office:value-type="string">
              <text:p text:style-name="Table_20_Heading">Index</text:p>
            </table:table-cell>
            <table:table-cell table:style-name="IGingMain.A1" office:value-type="string">
              <text:p text:style-name="Table_20_Heading"/>
            </table:table-cell>
            <table:table-cell table:style-name="IGingMain.A1" office:value-type="string">
              <text:p text:style-name="Table_20_Heading">Osho zen Oracle</text:p>
            </table:table-cell>
            <table:table-cell table:style-name="IGingMain.A1" office:value-type="string">
              <text:p text:style-name="Table_20_Heading">Thoth Equi</text:p>
            </table:table-cell>
            <table:table-cell table:style-name="IGingMain.E1" office:value-type="string">
              <text:p text:style-name="Table_20_Heading"/>
            </table:table-cell>
          </table:table-row>
        </table:table-header-rows>
        <table:table-row>
          <table:table-cell table:style-name="IGingMain.A2" office:value-type="float" office:value="1">
            <text:p text:style-name="Table_20_Contents">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">
            <text:p text:style-name="Table_20_Contents">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">
            <text:p text:style-name="Table_20_Contents">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">
            <text:p text:style-name="Table_20_Contents">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">
            <text:p text:style-name="Table_20_Contents">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">
            <text:p text:style-name="Table_20_Contents">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7">
            <text:p text:style-name="Table_20_Contents">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8">
            <text:p text:style-name="Table_20_Contents">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9">
            <text:p text:style-name="Table_20_Contents">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0">
            <text:p text:style-name="Table_20_Contents">1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1">
            <text:p text:style-name="Table_20_Contents">1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2">
            <text:p text:style-name="Table_20_Contents">1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3">
            <text:p text:style-name="Table_20_Contents">1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4">
            <text:p text:style-name="Table_20_Contents">1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5">
            <text:p text:style-name="Table_20_Contents">1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6">
            <text:p text:style-name="Table_20_Contents">1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7">
            <text:p text:style-name="Table_20_Contents">1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8">
            <text:p text:style-name="Table_20_Contents">1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9">
            <text:p text:style-name="Table_20_Contents">1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0">
            <text:p text:style-name="Table_20_Contents">2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1">
            <text:p text:style-name="Table_20_Contents">2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2">
            <text:p text:style-name="Table_20_Contents">2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3">
            <text:p text:style-name="Table_20_Contents">2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4">
            <text:p text:style-name="Table_20_Contents">2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5">
            <text:p text:style-name="Table_20_Contents">2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6">
            <text:p text:style-name="Table_20_Contents">2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7">
            <text:p text:style-name="Table_20_Contents">2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8">
            <text:p text:style-name="Table_20_Contents">2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9">
            <text:p text:style-name="Table_20_Contents">2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0">
            <text:p text:style-name="Table_20_Contents">3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1">
            <text:p text:style-name="Table_20_Contents">3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2">
            <text:p text:style-name="Table_20_Contents">3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3">
            <text:p text:style-name="Table_20_Contents">3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4">
            <text:p text:style-name="Table_20_Contents">3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5">
            <text:p text:style-name="Table_20_Contents">3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6">
            <text:p text:style-name="Table_20_Contents">3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7">
            <text:p text:style-name="Table_20_Contents">3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ext:soft-page-break/>
        <table:table-row>
          <table:table-cell table:style-name="IGingMain.A2" office:value-type="float" office:value="38">
            <text:p text:style-name="Table_20_Contents">3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9">
            <text:p text:style-name="Table_20_Contents">3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0">
            <text:p text:style-name="Table_20_Contents">4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1">
            <text:p text:style-name="Table_20_Contents">4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2">
            <text:p text:style-name="Table_20_Contents">4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3">
            <text:p text:style-name="Table_20_Contents">4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4">
            <text:p text:style-name="Table_20_Contents">4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5">
            <text:p text:style-name="Table_20_Contents">4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6">
            <text:p text:style-name="Table_20_Contents">4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7">
            <text:p text:style-name="Table_20_Contents">4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8">
            <text:p text:style-name="Table_20_Contents">4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9">
            <text:p text:style-name="Table_20_Contents">4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0">
            <text:p text:style-name="Table_20_Contents">5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1">
            <text:p text:style-name="Table_20_Contents">5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2">
            <text:p text:style-name="Table_20_Contents">5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3">
            <text:p text:style-name="Table_20_Contents">5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4">
            <text:p text:style-name="Table_20_Contents">5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5">
            <text:p text:style-name="Table_20_Contents">5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6">
            <text:p text:style-name="Table_20_Contents">5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7">
            <text:p text:style-name="Table_20_Contents">5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8">
            <text:p text:style-name="Table_20_Contents">5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9">
            <text:p text:style-name="Table_20_Contents">5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0">
            <text:p text:style-name="Table_20_Contents">6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1">
            <text:p text:style-name="Table_20_Contents">6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2">
            <text:p text:style-name="Table_20_Contents">6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3">
            <text:p text:style-name="Table_20_Contents">6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4">
            <text:p text:style-name="Table_20_Contents">6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6" text:outline-level="1">Links</text:h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Datei : <text:file-name text:display="name-and-extension">divination.odt</text:file-name><text:tab/><text:tab/><text:date style:data-style-name="N75" text:date-value="2016-11-28T19:13:28.49" text:fixed="true">28. Nov 2016</text:date> <text:time style:data-style-name="N41" text:time-value="2017-01-14T22:49:55.43">21:38:56</text:time></text:p>
      </style:header>
      <style:footer>
        <text:p text:style-name="Footer"><text:tab/>Page <text:page-number text:select-page="current">11</text:page-number> of <text:page-count>11</text:page-count></text:p>
      </style:footer>
    </style:master-page>
    <style:master-page style:name="Landscape" style:page-layout-name="Mpm2">
      <style:footer>
        <text:p text:style-name="Footer">Page <text:page-number text:select-page="current">7</text:page-number> of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3$Win32 OpenOffice.org_project/413m1$Build-9783</meta:generator>
    <dc:date>2017-01-14T22:49:55.42</dc:date>
    <meta:editing-duration>PT10H53M33S</meta:editing-duration>
    <meta:editing-cycles>25</meta:editing-cycles>
    <meta:document-statistic meta:table-count="10" meta:image-count="0" meta:object-count="0" meta:page-count="11" meta:paragraph-count="357" meta:word-count="488" meta:character-count="2070"/>
  </office:meta>
</office:document-meta>
</file>